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63.18">
            <text:p>-663.18</text:p>
          </table:table-cell>
          <table:table-cell office:value-type="float" office:value="-8.907">
            <text:p>-8.907</text:p>
          </table:table-cell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63.202">
            <text:p>-663.202</text:p>
          </table:table-cell>
          <table:table-cell office:value-type="float" office:value="-8.929">
            <text:p>-8.929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2.24">
            <text:p>62.24</text:p>
          </table:table-cell>
          <table:table-cell office:value-type="float" office:value="-2.45">
            <text:p>-2.45</text:p>
          </table:table-cell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3.074">
            <text:p>63.074</text:p>
          </table:table-cell>
          <table:table-cell office:value-type="float" office:value="-1.616">
            <text:p>-1.616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4.17">
            <text:p>-2664.17</text:p>
          </table:table-cell>
          <table:table-cell office:value-type="float" office:value="-0.979">
            <text:p>-0.979</text:p>
          </table:table-cell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4.221">
            <text:p>-2664.221</text:p>
          </table:table-cell>
          <table:table-cell office:value-type="float" office:value="-1.03">
            <text:p>-1.03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47.219">
            <text:p>147.219</text:p>
          </table:table-cell>
          <table:table-cell office:value-type="float" office:value="-11.234">
            <text:p>-11.234</text:p>
          </table:table-cell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47.205">
            <text:p>147.205</text:p>
          </table:table-cell>
          <table:table-cell office:value-type="float" office:value="-11.248">
            <text:p>-11.248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1.954">
            <text:p>641.954</text:p>
          </table:table-cell>
          <table:table-cell office:value-type="float" office:value="-4.979">
            <text:p>-4.979</text:p>
          </table:table-cell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3.261">
            <text:p>643.261</text:p>
          </table:table-cell>
          <table:table-cell office:value-type="float" office:value="-3.672">
            <text:p>-3.672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4.591">
            <text:p>-2694.591</text:p>
          </table:table-cell>
          <table:table-cell office:value-type="float" office:value="-3.956">
            <text:p>-3.956</text:p>
          </table:table-cell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4.379">
            <text:p>-2694.379</text:p>
          </table:table-cell>
          <table:table-cell office:value-type="float" office:value="-3.744">
            <text:p>-3.744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46.458">
            <text:p>246.458</text:p>
          </table:table-cell>
          <table:table-cell office:value-type="float" office:value="-11.68">
            <text:p>-11.68</text:p>
          </table:table-cell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46.439">
            <text:p>246.439</text:p>
          </table:table-cell>
          <table:table-cell office:value-type="float" office:value="-11.699">
            <text:p>-11.699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0.342">
            <text:p>640.342</text:p>
          </table:table-cell>
          <table:table-cell office:value-type="float" office:value="-4.806">
            <text:p>-4.806</text:p>
          </table:table-cell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1.661">
            <text:p>641.661</text:p>
          </table:table-cell>
          <table:table-cell office:value-type="float" office:value="-3.487">
            <text:p>-3.487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4.749">
            <text:p>-2704.749</text:p>
          </table:table-cell>
          <table:table-cell office:value-type="float" office:value="-4.632">
            <text:p>-4.632</text:p>
          </table:table-cell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4.627">
            <text:p>-2704.627</text:p>
          </table:table-cell>
          <table:table-cell office:value-type="float" office:value="-4.51">
            <text:p>-4.51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42.932">
            <text:p>742.932</text:p>
          </table:table-cell>
          <table:table-cell office:value-type="float" office:value="-12.93">
            <text:p>-12.93</text:p>
          </table:table-cell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42.982">
            <text:p>742.982</text:p>
          </table:table-cell>
          <table:table-cell office:value-type="float" office:value="-12.88">
            <text:p>-12.88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0.793">
            <text:p>630.793</text:p>
          </table:table-cell>
          <table:table-cell office:value-type="float" office:value="-4.614">
            <text:p>-4.614</text:p>
          </table:table-cell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2.123">
            <text:p>632.123</text:p>
          </table:table-cell>
          <table:table-cell office:value-type="float" office:value="-3.284">
            <text:p>-3.284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54.685">
            <text:p>-2754.685</text:p>
          </table:table-cell>
          <table:table-cell office:value-type="float" office:value="-7.002">
            <text:p>-7.002</text:p>
          </table:table-cell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54.987">
            <text:p>-2754.987</text:p>
          </table:table-cell>
          <table:table-cell office:value-type="float" office:value="-7.304">
            <text:p>-7.304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41.479">
            <text:p>941.479</text:p>
          </table:table-cell>
          <table:table-cell office:value-type="float" office:value="-13.492">
            <text:p>-13.492</text:p>
          </table:table-cell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41.586">
            <text:p>941.586</text:p>
          </table:table-cell>
          <table:table-cell office:value-type="float" office:value="-13.385">
            <text:p>-13.385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27.21">
            <text:p>627.21</text:p>
          </table:table-cell>
          <table:table-cell office:value-type="float" office:value="-4.504">
            <text:p>-4.504</text:p>
          </table:table-cell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28.463">
            <text:p>628.463</text:p>
          </table:table-cell>
          <table:table-cell office:value-type="float" office:value="-3.251">
            <text:p>-3.251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74.769">
            <text:p>-2774.769</text:p>
          </table:table-cell>
          <table:table-cell office:value-type="float" office:value="-7.984">
            <text:p>-7.984</text:p>
          </table:table-cell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75.013">
            <text:p>-2775.013</text:p>
          </table:table-cell>
          <table:table-cell office:value-type="float" office:value="-8.228">
            <text:p>-8.228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40.442">
            <text:p>1040.442</text:p>
          </table:table-cell>
          <table:table-cell office:value-type="float" office:value="-13.845">
            <text:p>-13.845</text:p>
          </table:table-cell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40.569">
            <text:p>1040.569</text:p>
          </table:table-cell>
          <table:table-cell office:value-type="float" office:value="-13.718">
            <text:p>-13.718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5.453">
            <text:p>625.453</text:p>
          </table:table-cell>
          <table:table-cell office:value-type="float" office:value="-4.215">
            <text:p>-4.215</text:p>
          </table:table-cell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6.595">
            <text:p>626.595</text:p>
          </table:table-cell>
          <table:table-cell office:value-type="float" office:value="-3.073">
            <text:p>-3.073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84.613">
            <text:p>-2784.613</text:p>
          </table:table-cell>
          <table:table-cell office:value-type="float" office:value="-8.427">
            <text:p>-8.427</text:p>
          </table:table-cell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84.935">
            <text:p>-2784.935</text:p>
          </table:table-cell>
          <table:table-cell office:value-type="float" office:value="-8.749">
            <text:p>-8.749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38.878">
            <text:p>1238.878</text:p>
          </table:table-cell>
          <table:table-cell office:value-type="float" office:value="-14.538">
            <text:p>-14.538</text:p>
          </table:table-cell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39.038">
            <text:p>1239.038</text:p>
          </table:table-cell>
          <table:table-cell office:value-type="float" office:value="-14.378">
            <text:p>-14.378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1.818">
            <text:p>621.818</text:p>
          </table:table-cell>
          <table:table-cell office:value-type="float" office:value="-4.136">
            <text:p>-4.136</text:p>
          </table:table-cell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2.77">
            <text:p>622.77</text:p>
          </table:table-cell>
          <table:table-cell office:value-type="float" office:value="-3.184">
            <text:p>-3.184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804.555">
            <text:p>-2804.555</text:p>
          </table:table-cell>
          <table:table-cell office:value-type="float" office:value="-8.712">
            <text:p>-8.712</text:p>
          </table:table-cell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804.862">
            <text:p>-2804.862</text:p>
          </table:table-cell>
          <table:table-cell office:value-type="float" office:value="-9.019">
            <text:p>-9.019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33.47">
            <text:p>1233.47</text:p>
          </table:table-cell>
          <table:table-cell office:value-type="float" office:value="-14.394">
            <text:p>-14.394</text:p>
          </table:table-cell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33.61">
            <text:p>1233.61</text:p>
          </table:table-cell>
          <table:table-cell office:value-type="float" office:value="-14.254">
            <text:p>-14.254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3.015">
            <text:p>423.015</text:p>
          </table:table-cell>
          <table:table-cell office:value-type="float" office:value="-3.71">
            <text:p>-3.71</text:p>
          </table:table-cell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4.053">
            <text:p>424.053</text:p>
          </table:table-cell>
          <table:table-cell office:value-type="float" office:value="-2.672">
            <text:p>-2.672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21.481">
            <text:p>-2821.481</text:p>
          </table:table-cell>
          <table:table-cell office:value-type="float" office:value="-8.987">
            <text:p>-8.987</text:p>
          </table:table-cell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21.766">
            <text:p>-2821.766</text:p>
          </table:table-cell>
          <table:table-cell office:value-type="float" office:value="-9.272">
            <text:p>-9.272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19.308">
            <text:p>519.308</text:p>
          </table:table-cell>
          <table:table-cell office:value-type="float" office:value="-12.928">
            <text:p>-12.928</text:p>
          </table:table-cell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19.319">
            <text:p>519.319</text:p>
          </table:table-cell>
          <table:table-cell office:value-type="float" office:value="-12.917">
            <text:p>-12.917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8.847">
            <text:p>-258.847</text:p>
          </table:table-cell>
          <table:table-cell office:value-type="float" office:value="-1.343">
            <text:p>-1.343</text:p>
          </table:table-cell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8.204">
            <text:p>-258.204</text:p>
          </table:table-cell>
          <table:table-cell office:value-type="float" office:value="-0.7">
            <text:p>-0.7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9.822">
            <text:p>-2809.822</text:p>
          </table:table-cell>
          <table:table-cell office:value-type="float" office:value="-7.175">
            <text:p>-7.175</text:p>
          </table:table-cell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9.91">
            <text:p>-2809.91</text:p>
          </table:table-cell>
          <table:table-cell office:value-type="float" office:value="-7.263">
            <text:p>-7.263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21.706">
            <text:p>221.706</text:p>
          </table:table-cell>
          <table:table-cell office:value-type="float" office:value="-11.994">
            <text:p>-11.994</text:p>
          </table:table-cell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21.721">
            <text:p>221.721</text:p>
          </table:table-cell>
          <table:table-cell office:value-type="float" office:value="-11.979">
            <text:p>-11.979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2.782">
            <text:p>-252.782</text:p>
          </table:table-cell>
          <table:table-cell office:value-type="float" office:value="-1.148">
            <text:p>-1.148</text:p>
          </table:table-cell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2.242">
            <text:p>-252.242</text:p>
          </table:table-cell>
          <table:table-cell office:value-type="float" office:value="-0.608">
            <text:p>-0.608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9.003">
            <text:p>-2779.003</text:p>
          </table:table-cell>
          <table:table-cell office:value-type="float" office:value="-4.95">
            <text:p>-4.95</text:p>
          </table:table-cell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9.064">
            <text:p>-2779.064</text:p>
          </table:table-cell>
          <table:table-cell office:value-type="float" office:value="-5.011">
            <text:p>-5.011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71.486">
            <text:p>-671.486</text:p>
          </table:table-cell>
          <table:table-cell office:value-type="float" office:value="-9.356">
            <text:p>-9.356</text:p>
          </table:table-cell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71.551">
            <text:p>-671.551</text:p>
          </table:table-cell>
          <table:table-cell office:value-type="float" office:value="-9.421">
            <text:p>-9.421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5.621">
            <text:p>-235.621</text:p>
          </table:table-cell>
          <table:table-cell office:value-type="float" office:value="-1.152">
            <text:p>-1.152</text:p>
          </table:table-cell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4.99">
            <text:p>-234.99</text:p>
          </table:table-cell>
          <table:table-cell office:value-type="float" office:value="-0.521">
            <text:p>-0.521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8.819">
            <text:p>-2688.819</text:p>
          </table:table-cell>
          <table:table-cell office:value-type="float" office:value="-1.464">
            <text:p>-1.464</text:p>
          </table:table-cell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9.06">
            <text:p>-2689.06</text:p>
          </table:table-cell>
          <table:table-cell office:value-type="float" office:value="-1.705">
            <text:p>-1.705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68.642">
            <text:p>-668.642</text:p>
          </table:table-cell>
          <table:table-cell office:value-type="float" office:value="-9.171">
            <text:p>-9.171</text:p>
          </table:table-cell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68.69">
            <text:p>-668.69</text:p>
          </table:table-cell>
          <table:table-cell office:value-type="float" office:value="-9.219">
            <text:p>-9.219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6.225">
            <text:p>-136.225</text:p>
          </table:table-cell>
          <table:table-cell office:value-type="float" office:value="-1.552">
            <text:p>-1.552</text:p>
          </table:table-cell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5.579">
            <text:p>-135.579</text:p>
          </table:table-cell>
          <table:table-cell office:value-type="float" office:value="-0.906">
            <text:p>-0.906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80.462">
            <text:p>-2680.462</text:p>
          </table:table-cell>
          <table:table-cell office:value-type="float" office:value="-1.229">
            <text:p>-1.229</text:p>
          </table:table-cell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80.635">
            <text:p>-2680.635</text:p>
          </table:table-cell>
          <table:table-cell office:value-type="float" office:value="-1.402">
            <text:p>-1.402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65.778">
            <text:p>-665.778</text:p>
          </table:table-cell>
          <table:table-cell office:value-type="float" office:value="-9.077">
            <text:p>-9.077</text:p>
          </table:table-cell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65.776">
            <text:p>-665.776</text:p>
          </table:table-cell>
          <table:table-cell office:value-type="float" office:value="-9.075">
            <text:p>-9.075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6.907">
            <text:p>-36.907</text:p>
          </table:table-cell>
          <table:table-cell office:value-type="float" office:value="-2.065">
            <text:p>-2.065</text:p>
          </table:table-cell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6.243">
            <text:p>-36.243</text:p>
          </table:table-cell>
          <table:table-cell office:value-type="float" office:value="-1.401">
            <text:p>-1.401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2.058">
            <text:p>-2672.058</text:p>
          </table:table-cell>
          <table:table-cell office:value-type="float" office:value="-1.021">
            <text:p>-1.021</text:p>
          </table:table-cell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2.107">
            <text:p>-2672.107</text:p>
          </table:table-cell>
          <table:table-cell office:value-type="float" office:value="-1.07">
            <text:p>-1.07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20.278">
            <text:p>1220.278</text:p>
          </table:table-cell>
          <table:table-cell office:value-type="float" office:value="-14.188">
            <text:p>-14.188</text:p>
          </table:table-cell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20.296">
            <text:p>1220.296</text:p>
          </table:table-cell>
          <table:table-cell office:value-type="float" office:value="-14.17">
            <text:p>-14.17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3.775">
            <text:p>-73.775</text:p>
          </table:table-cell>
          <table:table-cell office:value-type="float" office:value="-2.179">
            <text:p>-2.179</text:p>
          </table:table-cell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2.904">
            <text:p>-72.904</text:p>
          </table:table-cell>
          <table:table-cell office:value-type="float" office:value="-1.308">
            <text:p>-1.308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64.843">
            <text:p>-2864.843</text:p>
          </table:table-cell>
          <table:table-cell office:value-type="float" office:value="-10.647">
            <text:p>-10.647</text:p>
          </table:table-cell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64.849">
            <text:p>-2864.849</text:p>
          </table:table-cell>
          <table:table-cell office:value-type="float" office:value="-10.653">
            <text:p>-10.653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3">03/23/2023</text:date>, <text:time>12:32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3T10:52:06.71</meta:creation-date>
    <dc:date>2023-03-23T12:32:38.29</dc:date>
    <meta:editing-duration>PT1H25M23S</meta:editing-duration>
    <meta:editing-cycles>1</meta:editing-cycles>
    <meta:document-statistic meta:table-count="3" meta:cell-count="420" meta:object-count="0"/>
    <meta:generator>OpenOffice/4.1.13$Win32 OpenOffice.org_project/4113m1$Build-9810</meta:generator>
  </office:meta>
</office:document-meta>
</file>